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11c2d7" officeooo:paragraph-rsid="0011c2d7"/>
    </style:style>
    <style:style style:name="P2" style:family="paragraph" style:parent-style-name="Standard" style:list-style-name="L1">
      <style:text-properties fo:language="en" fo:country="US" officeooo:rsid="00127f83" officeooo:paragraph-rsid="00127f83"/>
    </style:style>
    <style:style style:name="P3" style:family="paragraph" style:parent-style-name="Standard" style:list-style-name="L2">
      <style:text-properties fo:language="en" fo:country="US" officeooo:rsid="00127f83" officeooo:paragraph-rsid="00127f83"/>
    </style:style>
    <style:style style:name="P4" style:family="paragraph" style:parent-style-name="Standard">
      <style:text-properties fo:language="en" fo:country="US" officeooo:rsid="00127f83" officeooo:paragraph-rsid="00127f83"/>
    </style:style>
    <style:style style:name="P5" style:family="paragraph" style:parent-style-name="Standard" style:list-style-name="L3">
      <style:text-properties fo:language="en" fo:country="US" officeooo:rsid="00127f83" officeooo:paragraph-rsid="00127f83"/>
    </style:style>
    <style:style style:name="T1" style:family="text">
      <style:text-properties officeooo:rsid="00127f8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circuit]</text:p>
      <text:list xml:id="list1280803979" text:style-name="L2">
        <text:list-item>
          <text:p text:style-name="P3">(2A current per fan)</text:p>
        </text:list-item>
        <text:list-item>
          <text:p text:style-name="P3">stability</text:p>
        </text:list-item>
        <text:list-item>
          <text:p text:style-name="P3">fan compatibility</text:p>
        </text:list-item>
        <text:list-item>
          <text:p text:style-name="P3">RPM feedback</text:p>
        </text:list-item>
        <text:list-item>
          <text:p text:style-name="P3">communication with PC</text:p>
        </text:list-item>
        <text:list-item>
          <text:p text:style-name="P3">ATMEL integration</text:p>
        </text:list-item>
      </text:list>
      <text:p text:style-name="P1"/>
      <text:p text:style-name="P1">[software<text:span text:style-name="T1">_pc</text:span>]</text:p>
      <text:list xml:id="list666403315" text:style-name="L1">
        <text:list-item>
          <text:p text:style-name="P2">gui</text:p>
          <text:list>
            <text:list-item>
              <text:p text:style-name="P2">quick access</text:p>
            </text:list-item>
            <text:list-item>
              <text:p text:style-name="P2">as many options/functions as possible</text:p>
            </text:list-item>
          </text:list>
        </text:list-item>
        <text:list-item>
          <text:p text:style-name="P2">functions:</text:p>
          <text:list>
            <text:list-item>
              <text:p text:style-name="P2">CPU temp read</text:p>
            </text:list-item>
            <text:list-item>
              <text:p text:style-name="P2">customizable fan speed diagram</text:p>
            </text:list-item>
            <text:list-item>
              <text:p text:style-name="P2">info and crtl options in taskbar</text:p>
              <text:list>
                <text:list-item>
                  <text:p text:style-name="P2">Cpu temp</text:p>
                </text:list-item>
                <text:list-item>
                  <text:p text:style-name="P2">outside/chassis temp</text:p>
                </text:list-item>
                <text:list-item>
                  <text:p text:style-name="P2">mean fan workload</text:p>
                </text:list-item>
                <text:list-item>
                  <text:p text:style-name="P2">manual fan crtl for all fans</text:p>
                </text:list-item>
              </text:list>
            </text:list-item>
          </text:list>
        </text:list-item>
        <text:list-item>
          <text:p text:style-name="P2">independent crtl of every fan</text:p>
        </text:list-item>
      </text:list>
      <text:p text:style-name="P4"/>
      <text:p text:style-name="P4">[software_ATMEGA]</text:p>
      <text:list xml:id="list1643798746" text:style-name="L3">
        <text:list-item>
          <text:p text:style-name="P5">store last config in EEPROM</text:p>
        </text:list-item>
        <text:list-item>
          <text:p text:style-name="P5">default fan workload 100%</text:p>
        </text:list-item>
        <text:list-item>
          <text:p text:style-name="P5">independent fan crtl (PWM signal)</text:p>
        </text:list-item>
        <text:list-item>
          <text:p text:style-name="P5">RPM feedba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8T23:15:17.370000000</meta:creation-date>
    <dc:date>2023-08-18T23:30:47.944000000</dc:date>
    <meta:editing-duration>PT15M30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25" meta:word-count="95" meta:character-count="493" meta:non-whitespace-character-count="445"/>
  </office:meta>
</office:document-meta>
</file>